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ercise</text:p>
          </table:table-cell>
          <table:table-cell office:value-type="string" calcext:value-type="string">
            <text:p>Scor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nt is la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t it but I’m an idiot because on a written only test I would have spaced the fact that the list is zero indexed and my answer would have produced a “c”. :-(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icing syntax is upper-bound exclusive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y answer was not as good as the instructors answer. His answer was 2 lines and mine was 4. Plus his was more elegant than mine.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d not think of the better solution till I saw the hint.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ook a bit of wrangling and I had to look up map as I was passing str() rather than st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knew the answer was convert to a set and then back to a list again. For some dumb reason I still went and looked it up – just to be sure.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 used setdefault but he used d[“c”]=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got the answer but did so the long way around,.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d to look up Dictionary Comprehension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04:32:49.522936536</meta:creation-date>
    <meta:generator>LibreOffice/5.1.6.2$Linux_X86_64 LibreOffice_project/10m0$Build-2</meta:generator>
    <dc:date>2018-01-02T12:23:54.205458869</dc:date>
    <meta:editing-duration>PT4H59M39S</meta:editing-duration>
    <meta:editing-cycles>11</meta:editing-cycles>
    <meta:document-statistic meta:table-count="1" meta:cell-count="154" meta:object-count="0"/>
  </office:meta>
</office:document-meta>
</file>